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ifications to Model</text:p>
          </table:table-cell>
          <table:table-cell/>
          <table:table-cell office:value-type="string" calcext:value-type="string">
            <text:p>Source Liter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H+ production to Rubisco reaction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ed uncoupled oxygenase Rubisco Reaction</text:p>
          </table:table-cell>
          <table:table-cell office:value-type="string" calcext:value-type="string">
            <text:p>Blatke and Brautigam, 2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ed metabolite transporters corresponding to amino acids, sucrose, and other intermediate metabolites</text:p>
          </table:table-cell>
          <table:table-cell office:value-type="string" calcext:value-type="string">
            <text:p>B&amp;B (2019), Bogart &amp; Myers (2016), Dal’Molin et al. (2011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ed Phloem sap with constant stoichiometries reaction based on Poolman et al. (2014)</text:p>
          </table:table-cell>
          <table:table-cell office:value-type="string" calcext:value-type="string">
            <text:p>Poolman et al. (2014)_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ed NGAM reactions to the base model based on protein degradation rates in each cellular compartment. Unlike the original B&amp;B implementation a compartment specific to the peroxisome is available and is therefore implemented. However, I might instead go with </text:p>
          </table:table-cell>
          <table:table-cell office:value-type="string" calcext:value-type="string">
            <text:p>B&amp;B (2019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rrected Stoichiometry of PEPC reaction to connect it with Carbonic Anhydrase – in the original ios2164 model the reaction was set up in such a way that CO2 was directly fixed to PEPC rather than be converted to HCO3 first. This is reflected also in the original Arnolds A.th. Model used by B&amp;B (2019) as well as </text:p>
          </table:table-cell>
          <table:table-cell office:value-type="string" calcext:value-type="string">
            <text:p>B&amp;B (2019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ded generic NADPH reaction that is coupled to generic ATPase </text:p>
          </table:table-cell>
          <table:table-cell office:value-type="string" calcext:value-type="string">
            <text:p>Cheung et al (2013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ded constraint such that NADPH:ATP NGAM is 1:3 (Which is the normal, control condition for non-drought stressed C3 plants)</text:p>
          </table:table-cell>
          <table:table-cell office:value-type="string" calcext:value-type="string">
            <text:p>Cheung et al (2013), Shaw &amp; Cheung (2019), Shameer et al (2018)</text:p>
          </table:table-cell>
        </table:table-row>
        <table:table-row table:style-name="ro1">
          <table:table-cell/>
          <table:table-cell office:value-type="string" calcext:value-type="string">
            <text:p>Note: ATP NGAM and NADPH ratio is based on the cytosolic ATPase reaction rather th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-00-0000</text:date>, <text:time style:data-style-name="N2" text:time-value="04:24:14.023168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3:58:44.110222392</meta:creation-date>
    <dc:date>2022-04-22T04:24:34.457435791</dc:date>
    <meta:editing-duration>PT1H7M17S</meta:editing-duration>
    <meta:editing-cycles>2</meta:editing-cycles>
    <meta:generator>LibreOffice/6.4.7.2$Linux_X86_64 LibreOffice_project/40$Build-2</meta:generator>
    <meta:document-statistic meta:table-count="1" meta:cell-count="26" meta:object-count="0"/>
  </office:meta>
</office:document-meta>
</file>